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3409in"/>
    </style:style>
    <style:style style:name="co3" style:family="table-column">
      <style:table-column-properties fo:break-before="auto" style:column-width="0.198in"/>
    </style:style>
    <style:style style:name="co4" style:family="table-column">
      <style:table-column-properties fo:break-before="auto" style:column-width="0.372in"/>
    </style:style>
    <style:style style:name="co5" style:family="table-column">
      <style:table-column-properties fo:break-before="auto" style:column-width="0.3827in"/>
    </style:style>
    <style:style style:name="co6" style:family="table-column">
      <style:table-column-properties fo:break-before="auto" style:column-width="0.3937in"/>
    </style:style>
    <style:style style:name="co7" style:family="table-column">
      <style:table-column-properties fo:break-before="auto" style:column-width="0.4047in"/>
    </style:style>
    <style:style style:name="co8" style:family="table-column">
      <style:table-column-properties fo:break-before="auto" style:column-width="0.3917in"/>
    </style:style>
    <style:style style:name="co9" style:family="table-column">
      <style:table-column-properties fo:break-before="auto" style:column-width="1.3819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0.837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71in"/>
    </style:style>
    <style:style style:name="co14" style:family="table-column">
      <style:table-column-properties fo:break-before="auto" style:column-width="0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3" office:value-type="string" calcext:value-type="string">
            <text:p>binary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deci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zzer mode</text:p>
          </table:table-cell>
          <table:table-cell table:number-columns-repeated="2"/>
          <table:table-cell table:style-name="ce2" table:number-columns-repeated="7"/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up &amp; shutdown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3:.J3])" office:value-type="string" office:string-value="00111111" calcext:value-type="string">
            <text:p>00111111</text:p>
          </table:table-cell>
          <table:table-cell table:formula="of:=BIN2HEX([.M3])" office:value-type="string" office:string-value="3F" calcext:value-type="string">
            <text:p>3F</text:p>
          </table:table-cell>
          <table:table-cell table:formula="of:=HEX2DEC([.N3])" office:value-type="float" office:value="63" calcext:value-type="float">
            <text:p>63</text:p>
          </table:table-cell>
          <table:table-cell table:number-columns-repeated="5"/>
          <table:table-cell office:value-type="string" calcext:value-type="string">
            <text:p>* 1 for LEDs means 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 T / opt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en/green</text:p>
          </table:table-cell>
          <table:table-cell table:style-name="ce3" table:formula="of:=COM.MICROSOFT.CONCAT([.C4:.J4])" office:value-type="string" office:string-value="00101101" calcext:value-type="string">
            <text:p>00101101</text:p>
          </table:table-cell>
          <table:table-cell table:formula="of:=BIN2HEX([.M4])" office:value-type="string" office:string-value="2D" calcext:value-type="string">
            <text:p>2D</text:p>
          </table:table-cell>
          <table:table-cell table:formula="of:=HEX2DEC([.N4])"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* 1 for buzzer means 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1 T / opt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ue/green</text:p>
          </table:table-cell>
          <table:table-cell table:style-name="ce3" table:formula="of:=COM.MICROSOFT.CONCAT([.C5:.J5])" office:value-type="string" office:string-value="00110101" calcext:value-type="string">
            <text:p>00110101</text:p>
          </table:table-cell>
          <table:table-cell table:formula="of:=BIN2HEX([.M5])" office:value-type="string" office:string-value="35" calcext:value-type="string">
            <text:p>35</text:p>
          </table:table-cell>
          <table:table-cell table:formula="of:=HEX2DEC([.N5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2 T / opt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/green</text:p>
          </table:table-cell>
          <table:table-cell table:style-name="ce3" table:formula="of:=COM.MICROSOFT.CONCAT([.C6:.J6])" office:value-type="string" office:string-value="00011101" calcext:value-type="string">
            <text:p>00011101</text:p>
          </table:table-cell>
          <table:table-cell table:formula="of:=BIN2HEX([.M6])" office:value-type="string" office:string-value="1D" calcext:value-type="string">
            <text:p>1D</text:p>
          </table:table-cell>
          <table:table-cell table:formula="of:=HEX2DEC([.N6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3 T / opt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_B/green</text:p>
          </table:table-cell>
          <table:table-cell table:style-name="ce3" table:formula="of:=COM.MICROSOFT.CONCAT([.C7:.J7])" office:value-type="string" office:string-value="01011101" calcext:value-type="string">
            <text:p>01011101</text:p>
          </table:table-cell>
          <table:table-cell table:formula="of:=BIN2HEX([.M7])" office:value-type="string" office:string-value="5D" calcext:value-type="string">
            <text:p>5D</text:p>
          </table:table-cell>
          <table:table-cell table:formula="of:=HEX2DEC([.N7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t T / out1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reen/blue</text:p>
          </table:table-cell>
          <table:table-cell table:style-name="ce3" table:formula="of:=COM.MICROSOFT.CONCAT([.C8:.J8])" office:value-type="string" office:string-value="00101011" calcext:value-type="string">
            <text:p>00101011</text:p>
          </table:table-cell>
          <table:table-cell table:formula="of:=BIN2HEX([.M8])" office:value-type="string" office:string-value="2B" calcext:value-type="string">
            <text:p>2B</text:p>
          </table:table-cell>
          <table:table-cell table:formula="of:=HEX2DEC([.N8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1 T / out1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lue/blue</text:p>
          </table:table-cell>
          <table:table-cell table:style-name="ce3" table:formula="of:=COM.MICROSOFT.CONCAT([.C9:.J9])" office:value-type="string" office:string-value="00110011" calcext:value-type="string">
            <text:p>00110011</text:p>
          </table:table-cell>
          <table:table-cell table:formula="of:=BIN2HEX([.M9])" office:value-type="string" office:string-value="33" calcext:value-type="string">
            <text:p>33</text:p>
          </table:table-cell>
          <table:table-cell table:formula="of:=HEX2DEC([.N9]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2 T / out1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d/blue</text:p>
          </table:table-cell>
          <table:table-cell table:style-name="ce3" table:formula="of:=COM.MICROSOFT.CONCAT([.C10:.J10])" office:value-type="string" office:string-value="00011011" calcext:value-type="string">
            <text:p>00011011</text:p>
          </table:table-cell>
          <table:table-cell table:formula="of:=BIN2HEX([.M10])" office:value-type="string" office:string-value="1B" calcext:value-type="string">
            <text:p>1B</text:p>
          </table:table-cell>
          <table:table-cell table:formula="of:=HEX2DEC([.N10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3 T / out1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d_B/blue</text:p>
          </table:table-cell>
          <table:table-cell table:style-name="ce3" table:formula="of:=COM.MICROSOFT.CONCAT([.C11:.J11])" office:value-type="string" office:string-value="01011011" calcext:value-type="string">
            <text:p>01011011</text:p>
          </table:table-cell>
          <table:table-cell table:formula="of:=BIN2HEX([.M11])" office:value-type="string" office:string-value="5B" calcext:value-type="string">
            <text:p>5B</text:p>
          </table:table-cell>
          <table:table-cell table:formula="of:=HEX2DEC([.N11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t T / out2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en/red</text:p>
          </table:table-cell>
          <table:table-cell table:style-name="ce3" table:formula="of:=COM.MICROSOFT.CONCAT([.C12:.J12])" office:value-type="string" office:string-value="00101110" calcext:value-type="string">
            <text:p>00101110</text:p>
          </table:table-cell>
          <table:table-cell table:formula="of:=BIN2HEX([.M12])" office:value-type="string" office:string-value="2E" calcext:value-type="string">
            <text:p>2E</text:p>
          </table:table-cell>
          <table:table-cell table:formula="of:=HEX2DEC([.N12]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1 T / out2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/red</text:p>
          </table:table-cell>
          <table:table-cell table:style-name="ce3" table:formula="of:=COM.MICROSOFT.CONCAT([.C13:.J13])" office:value-type="string" office:string-value="00110110" calcext:value-type="string">
            <text:p>00110110</text:p>
          </table:table-cell>
          <table:table-cell table:formula="of:=BIN2HEX([.M13])" office:value-type="string" office:string-value="36" calcext:value-type="string">
            <text:p>36</text:p>
          </table:table-cell>
          <table:table-cell table:formula="of:=HEX2DEC([.N13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2 T / out2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/red</text:p>
          </table:table-cell>
          <table:table-cell table:style-name="ce3" table:formula="of:=COM.MICROSOFT.CONCAT([.C14:.J14])" office:value-type="string" office:string-value="00011110" calcext:value-type="string">
            <text:p>00011110</text:p>
          </table:table-cell>
          <table:table-cell table:formula="of:=BIN2HEX([.M14])" office:value-type="string" office:string-value="1E" calcext:value-type="string">
            <text:p>1E</text:p>
          </table:table-cell>
          <table:table-cell table:formula="of:=HEX2DEC([.N14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ut3 T / out2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_B/red</text:p>
          </table:table-cell>
          <table:table-cell table:style-name="ce3" table:formula="of:=COM.MICROSOFT.CONCAT([.C15:.J15])" office:value-type="string" office:string-value="01011110" calcext:value-type="string">
            <text:p>01011110</text:p>
          </table:table-cell>
          <table:table-cell table:formula="of:=BIN2HEX([.M15])" office:value-type="string" office:string-value="5E" calcext:value-type="string">
            <text:p>5E</text:p>
          </table:table-cell>
          <table:table-cell table:formula="of:=HEX2DEC([.N15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t T / out3 H + 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en/red_B</text:p>
          </table:table-cell>
          <table:table-cell table:style-name="ce3" table:formula="of:=COM.MICROSOFT.CONCAT([.C16:.J16])" office:value-type="string" office:string-value="01101110" calcext:value-type="string">
            <text:p>01101110</text:p>
          </table:table-cell>
          <table:table-cell table:formula="of:=BIN2HEX([.M16])" office:value-type="string" office:string-value="6E" calcext:value-type="string">
            <text:p>6E</text:p>
          </table:table-cell>
          <table:table-cell table:formula="of:=HEX2DEC([.N16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ut1 T / out3 H + 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/red_B</text:p>
          </table:table-cell>
          <table:table-cell table:style-name="ce3" table:formula="of:=COM.MICROSOFT.CONCAT([.C17:.J17])" office:value-type="string" office:string-value="01110110" calcext:value-type="string">
            <text:p>01110110</text:p>
          </table:table-cell>
          <table:table-cell table:formula="of:=BIN2HEX([.M17])" office:value-type="string" office:string-value="76" calcext:value-type="string">
            <text:p>76</text:p>
          </table:table-cell>
          <table:table-cell table:formula="of:=HEX2DEC([.N1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2 T / out3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/red_B</text:p>
          </table:table-cell>
          <table:table-cell table:style-name="ce3" table:formula="of:=COM.MICROSOFT.CONCAT([.C18:.J18])" office:value-type="string" office:string-value="01011110" calcext:value-type="string">
            <text:p>01011110</text:p>
          </table:table-cell>
          <table:table-cell table:formula="of:=BIN2HEX([.M18])" office:value-type="string" office:string-value="5E" calcext:value-type="string">
            <text:p>5E</text:p>
          </table:table-cell>
          <table:table-cell table:formula="of:=HEX2DEC([.N18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3 T / out3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_B/red_B</text:p>
          </table:table-cell>
          <table:table-cell table:style-name="ce3" table:formula="of:=COM.MICROSOFT.CONCAT([.C19:.J19])" office:value-type="string" office:string-value="01011110" calcext:value-type="string">
            <text:p>01011110</text:p>
          </table:table-cell>
          <table:table-cell table:formula="of:=BIN2HEX([.M19])" office:value-type="string" office:string-value="5E" calcext:value-type="string">
            <text:p>5E</text:p>
          </table:table-cell>
          <table:table-cell table:formula="of:=HEX2DEC([.N19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ilent mod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G</text:p>
          </table:table-cell>
          <table:table-cell table:style-name="ce2" office:value-type="string" calcext:value-type="string">
            <text:p>TB</text:p>
          </table:table-cell>
          <table:table-cell table:style-name="ce2" office:value-type="string" calcext:value-type="string">
            <text:p>HB</text:p>
          </table:table-cell>
          <table:table-cell table:style-name="ce2" office:value-type="string" calcext:value-type="string">
            <text:p>HG</text:p>
          </table:table-cell>
          <table:table-cell table:style-name="ce2" office:value-type="string" calcext:value-type="string">
            <text:p>HR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up &amp; shutdown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23:.J23])" office:value-type="string" office:string-value="00111111" calcext:value-type="string">
            <text:p>00111111</text:p>
          </table:table-cell>
          <table:table-cell table:formula="of:=BIN2HEX([.M23])" office:value-type="string" office:string-value="3F" calcext:value-type="string">
            <text:p>3F</text:p>
          </table:table-cell>
          <table:table-cell table:formula="of:=HEX2DEC([.N23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 T / opt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en/green</text:p>
          </table:table-cell>
          <table:table-cell table:style-name="ce3" table:formula="of:=COM.MICROSOFT.CONCAT([.C24:.J24])" office:value-type="string" office:string-value="00101101" calcext:value-type="string">
            <text:p>00101101</text:p>
          </table:table-cell>
          <table:table-cell table:formula="of:=BIN2HEX([.M24])" office:value-type="string" office:string-value="2D" calcext:value-type="string">
            <text:p>2D</text:p>
          </table:table-cell>
          <table:table-cell table:formula="of:=HEX2DEC([.N24])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1 T / opt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ue/green</text:p>
          </table:table-cell>
          <table:table-cell table:style-name="ce3" table:formula="of:=COM.MICROSOFT.CONCAT([.C25:.J25])" office:value-type="string" office:string-value="00110101" calcext:value-type="string">
            <text:p>00110101</text:p>
          </table:table-cell>
          <table:table-cell table:formula="of:=BIN2HEX([.M25])" office:value-type="string" office:string-value="35" calcext:value-type="string">
            <text:p>35</text:p>
          </table:table-cell>
          <table:table-cell table:formula="of:=HEX2DEC([.N25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2 T / opt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/green</text:p>
          </table:table-cell>
          <table:table-cell table:style-name="ce3" table:formula="of:=COM.MICROSOFT.CONCAT([.C26:.J26])" office:value-type="string" office:string-value="00011101" calcext:value-type="string">
            <text:p>00011101</text:p>
          </table:table-cell>
          <table:table-cell table:formula="of:=BIN2HEX([.M26])" office:value-type="string" office:string-value="1D" calcext:value-type="string">
            <text:p>1D</text:p>
          </table:table-cell>
          <table:table-cell table:formula="of:=HEX2DEC([.N26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3 T / opt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_B/green</text:p>
          </table:table-cell>
          <table:table-cell table:style-name="ce3" table:formula="of:=COM.MICROSOFT.CONCAT([.C27:.J27])" office:value-type="string" office:string-value="00011101" calcext:value-type="string">
            <text:p>00011101</text:p>
          </table:table-cell>
          <table:table-cell table:formula="of:=BIN2HEX([.M27])" office:value-type="string" office:string-value="1D" calcext:value-type="string">
            <text:p>1D</text:p>
          </table:table-cell>
          <table:table-cell table:formula="of:=HEX2DEC([.N27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t T / out1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reen/blue</text:p>
          </table:table-cell>
          <table:table-cell table:style-name="ce3" table:formula="of:=COM.MICROSOFT.CONCAT([.C28:.J28])" office:value-type="string" office:string-value="00101011" calcext:value-type="string">
            <text:p>00101011</text:p>
          </table:table-cell>
          <table:table-cell table:formula="of:=BIN2HEX([.M28])" office:value-type="string" office:string-value="2B" calcext:value-type="string">
            <text:p>2B</text:p>
          </table:table-cell>
          <table:table-cell table:formula="of:=HEX2DEC([.N28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1 T / out1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lue/blue</text:p>
          </table:table-cell>
          <table:table-cell table:style-name="ce3" table:formula="of:=COM.MICROSOFT.CONCAT([.C29:.J29])" office:value-type="string" office:string-value="00110011" calcext:value-type="string">
            <text:p>00110011</text:p>
          </table:table-cell>
          <table:table-cell table:formula="of:=BIN2HEX([.M29])" office:value-type="string" office:string-value="33" calcext:value-type="string">
            <text:p>33</text:p>
          </table:table-cell>
          <table:table-cell table:formula="of:=HEX2DEC([.N29]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2 T / out1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d/blue</text:p>
          </table:table-cell>
          <table:table-cell table:style-name="ce3" table:formula="of:=COM.MICROSOFT.CONCAT([.C30:.J30])" office:value-type="string" office:string-value="00011011" calcext:value-type="string">
            <text:p>00011011</text:p>
          </table:table-cell>
          <table:table-cell table:formula="of:=BIN2HEX([.M30])" office:value-type="string" office:string-value="1B" calcext:value-type="string">
            <text:p>1B</text:p>
          </table:table-cell>
          <table:table-cell table:formula="of:=HEX2DEC([.N30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3 T / out1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d_B/blue</text:p>
          </table:table-cell>
          <table:table-cell table:style-name="ce3" table:formula="of:=COM.MICROSOFT.CONCAT([.C31:.J31])" office:value-type="string" office:string-value="00011011" calcext:value-type="string">
            <text:p>00011011</text:p>
          </table:table-cell>
          <table:table-cell table:formula="of:=BIN2HEX([.M31])" office:value-type="string" office:string-value="1B" calcext:value-type="string">
            <text:p>1B</text:p>
          </table:table-cell>
          <table:table-cell table:formula="of:=HEX2DEC([.N31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t T / out2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en/red</text:p>
          </table:table-cell>
          <table:table-cell table:style-name="ce3" table:formula="of:=COM.MICROSOFT.CONCAT([.C32:.J32])" office:value-type="string" office:string-value="00101110" calcext:value-type="string">
            <text:p>00101110</text:p>
          </table:table-cell>
          <table:table-cell table:formula="of:=BIN2HEX([.M32])" office:value-type="string" office:string-value="2E" calcext:value-type="string">
            <text:p>2E</text:p>
          </table:table-cell>
          <table:table-cell table:formula="of:=HEX2DEC([.N32]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1 T / out2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/red</text:p>
          </table:table-cell>
          <table:table-cell table:style-name="ce3" table:formula="of:=COM.MICROSOFT.CONCAT([.C33:.J33])" office:value-type="string" office:string-value="00110110" calcext:value-type="string">
            <text:p>00110110</text:p>
          </table:table-cell>
          <table:table-cell table:formula="of:=BIN2HEX([.M33])" office:value-type="string" office:string-value="36" calcext:value-type="string">
            <text:p>36</text:p>
          </table:table-cell>
          <table:table-cell table:formula="of:=HEX2DEC([.N33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2 T / out2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/red</text:p>
          </table:table-cell>
          <table:table-cell table:style-name="ce3" table:formula="of:=COM.MICROSOFT.CONCAT([.C34:.J34])" office:value-type="string" office:string-value="00011110" calcext:value-type="string">
            <text:p>00011110</text:p>
          </table:table-cell>
          <table:table-cell table:formula="of:=BIN2HEX([.M34])" office:value-type="string" office:string-value="1E" calcext:value-type="string">
            <text:p>1E</text:p>
          </table:table-cell>
          <table:table-cell table:formula="of:=HEX2DEC([.N34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ut3 T / out2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_B/red</text:p>
          </table:table-cell>
          <table:table-cell table:style-name="ce3" table:formula="of:=COM.MICROSOFT.CONCAT([.C35:.J35])" office:value-type="string" office:string-value="00011110" calcext:value-type="string">
            <text:p>00011110</text:p>
          </table:table-cell>
          <table:table-cell table:formula="of:=BIN2HEX([.M35])" office:value-type="string" office:string-value="1E" calcext:value-type="string">
            <text:p>1E</text:p>
          </table:table-cell>
          <table:table-cell table:formula="of:=HEX2DEC([.N35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t T / out3 H + 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en/red_B</text:p>
          </table:table-cell>
          <table:table-cell table:style-name="ce3" table:formula="of:=COM.MICROSOFT.CONCAT([.C36:.J36])" office:value-type="string" office:string-value="00101110" calcext:value-type="string">
            <text:p>00101110</text:p>
          </table:table-cell>
          <table:table-cell table:formula="of:=BIN2HEX([.M36])" office:value-type="string" office:string-value="2E" calcext:value-type="string">
            <text:p>2E</text:p>
          </table:table-cell>
          <table:table-cell table:formula="of:=HEX2DEC([.N36]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ut1 T / out3 H + 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/red_B</text:p>
          </table:table-cell>
          <table:table-cell table:style-name="ce3" table:formula="of:=COM.MICROSOFT.CONCAT([.C37:.J37])" office:value-type="string" office:string-value="00110110" calcext:value-type="string">
            <text:p>00110110</text:p>
          </table:table-cell>
          <table:table-cell table:formula="of:=BIN2HEX([.M37])" office:value-type="string" office:string-value="36" calcext:value-type="string">
            <text:p>36</text:p>
          </table:table-cell>
          <table:table-cell table:formula="of:=HEX2DEC([.N37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2 T / out3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/red_B</text:p>
          </table:table-cell>
          <table:table-cell table:style-name="ce3" table:formula="of:=COM.MICROSOFT.CONCAT([.C38:.J38])" office:value-type="string" office:string-value="00011110" calcext:value-type="string">
            <text:p>00011110</text:p>
          </table:table-cell>
          <table:table-cell table:formula="of:=BIN2HEX([.M38])" office:value-type="string" office:string-value="1E" calcext:value-type="string">
            <text:p>1E</text:p>
          </table:table-cell>
          <table:table-cell table:formula="of:=HEX2DEC([.N38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3 T / out3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_B/red_B</text:p>
          </table:table-cell>
          <table:table-cell table:style-name="ce3" table:formula="of:=COM.MICROSOFT.CONCAT([.C39:.J39])" office:value-type="string" office:string-value="00011110" calcext:value-type="string">
            <text:p>00011110</text:p>
          </table:table-cell>
          <table:table-cell table:formula="of:=BIN2HEX([.M39])" office:value-type="string" office:string-value="1E" calcext:value-type="string">
            <text:p>1E</text:p>
          </table:table-cell>
          <table:table-cell table:formula="of:=HEX2DEC([.N39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3"/>
          <table:table-cell table:number-columns-repeated="8"/>
        </table:table-row>
        <table:table-row table:style-name="ro1" table:number-rows-repeated="37">
          <table:table-cell table:style-name="Default"/>
          <table:table-cell table:number-columns-repeated="20"/>
        </table:table-row>
        <table:table-row table:style-name="ro1" table:number-rows-repeated="1048498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7"/>
    </number:number-style>
    <number:number-style style:name="N123">
      <number:number number:decimal-places="0" loext:min-decimal-places="0" number:min-integer-digits="8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18:53.931119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3T17:47:16.079679337</meta:creation-date>
    <dc:date>2020-12-28T18:20:46.974527933</dc:date>
    <meta:editing-duration>PT5H4M37S</meta:editing-duration>
    <meta:editing-cycles>20</meta:editing-cycles>
    <meta:generator>LibreOffice/6.4.6.2$Linux_X86_64 LibreOffice_project/40$Build-2</meta:generator>
    <meta:document-statistic meta:table-count="1" meta:cell-count="490" meta:object-count="0"/>
  </office:meta>
</office:document-meta>
</file>